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0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00ff0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="Arrow" draw:marker-start-width="0.279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-width="0.276cm" draw:fill="solid" draw:fill-color="#00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="Arrow" draw:marker-start-width="0.229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stroke-dash="Fine_20_Dashed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family="Helvetica" style:font-family-generic="swiss"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family="Helvetica" style:font-family-generic="swiss" fo:font-size="14pt" style:font-size-asian="14pt" style:font-size-complex="14pt"/>
    </style:style>
    <style:style style:name="P6" style:family="paragraph">
      <style:text-properties fo:font-family="Helvetica" style:font-family-generic="swiss" fo:font-size="14pt" style:font-size-asian="14pt" style:font-size-complex="14pt"/>
    </style:style>
    <style:style style:name="P7" style:family="paragraph">
      <style:paragraph-properties fo:text-align="center"/>
      <style:text-properties fo:font-family="Helvetica" style:font-family-generic="swiss" fo:font-size="10pt" style:font-size-asian="10pt" style:font-size-complex="10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family="Helvetica" style:font-family-generic="swiss" fo:font-size="14pt" style:font-size-asian="14pt" style:font-size-complex="14pt"/>
    </style:style>
    <style:style style:name="T1" style:family="text">
      <style:text-properties fo:font-family="Helvetica" style:font-family-generic="swiss" fo:font-size="14pt" style:font-size-asian="14pt" style:font-size-complex="14pt"/>
    </style:style>
    <style:style style:name="T2" style:family="text">
      <style:text-properties fo:font-family="Helvetica" style:font-family-generic="swiss" fo:font-size="12pt" style:font-size-asian="12pt" style:font-size-complex="12pt"/>
    </style:style>
    <style:style style:name="T3" style:family="text">
      <style:text-properties fo:font-family="Helvetica" style:font-family-generic="swiss" fo:font-size="14pt" style:font-size-asian="14pt" style:font-size-complex="14pt"/>
    </style:style>
    <style:style style:name="T4" style:family="text">
      <style:text-properties fo:font-family="Helvetica" style:font-family-generic="swiss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g draw:id="id4">
                <draw:custom-shape draw:style-name="gr1" draw:text-style-name="P1" draw:layer="layout" svg:width="7.747cm" svg:height="2.455cm" svg:x="8.554cm" svg:y="23.703cm">
                  <text:p text:style-name="P1"/>
                  <text:p text:style-name="P1"/>
                  <text:p text:style-name="P1"><text:span text:style-name="T1">ZigBit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" draw:text-style-name="P3" draw:id="id1" draw:layer="layout" svg:width="3.15cm" svg:height="1.355cm" svg:x="8.814cm" svg:y="23.791cm">
                  <text:p text:style-name="P2"><text:span text:style-name="T2">ATMega1281</text:span></text:p>
                  <text:p text:style-name="P2"><text:span text:style-name="T2">microcontroller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" draw:text-style-name="P3" draw:id="id2" draw:layer="layout" svg:width="2.54cm" svg:height="1.355cm" svg:x="13.399cm" svg:y="23.791cm">
                  <text:p text:style-name="P2"><text:span text:style-name="T2">AT86RF230</text:span></text:p>
                  <text:p text:style-name="P2"><text:span text:style-name="T2">radio</text:span></text:p>
  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3" draw:text-style-name="P1" draw:layer="layout" draw:type="lines" svg:x1="11.964cm" svg:y1="24.468cm" svg:x2="13.399cm" svg:y2="24.468cm" draw:start-shape="id1" draw:start-glue-point="1" draw:end-shape="id2" draw:end-glue-point="3" svg:d="m11964 24468h551 333 551">
                  <text:p/>
                </draw:connector>
              </draw:g>
              <draw:custom-shape draw:style-name="gr1" draw:text-style-name="P5" draw:id="id3" draw:layer="layout" svg:width="4.039cm" svg:height="2.464cm" svg:x="17.714cm" svg:y="23.703cm">
                <text:p text:style-name="P4"><text:span text:style-name="T1">SHT11</text:span></text:p>
                <text:p text:style-name="P4"><text:span text:style-name="T1">temperature and</text:span></text:p>
                <text:p text:style-name="P4"><text:span text:style-name="T1">humidity sensor</text:span></text:p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4" draw:text-style-name="P1" draw:layer="layout" svg:x1="17.714cm" svg:y1="24.935cm" svg:x2="16.301cm" svg:y2="24.93cm" draw:start-shape="id3" draw:start-glue-point="3" draw:end-shape="id4" draw:end-glue-point="1" svg:d="m17714 24935h-707v-5h-706">
                <text:p/>
              </draw:connector>
            </draw:g>
          </draw:g>
          <draw:g draw:id="id8">
            <draw:g>
              <draw:custom-shape draw:style-name="gr1" draw:text-style-name="P1" draw:layer="layout" svg:width="15.875cm" svg:height="6.35cm" svg:x="6.709cm" svg:y="16.098cm">
                <text:p text:style-name="P1"/>
                <text:p text:style-name="P1"/>
                <text:p text:style-name="P1"/>
                <text:p text:style-name="P1"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6" draw:layer="layout" svg:width="1.878cm" svg:height="0.869cm" draw:transform="rotate (1.5707963267946) translate (6.844cm 20.246cm)">
                <draw:text-box>
                  <text:p text:style-name="P6"><text:span text:style-name="T3">EPOS</text:span></text:p>
                </draw:text-box>
              </draw:frame>
            </draw:g>
            <draw:g draw:id="id6">
              <draw:custom-shape draw:style-name="gr6" draw:text-style-name="P1" draw:layer="layout" svg:width="14.376cm" svg:height="2.515cm" svg:x="7.709cm" svg:y="19.773cm">
                <text:p text:style-name="P1"><text:span text:style-name="T1"/></text:p>
                <text:p text:style-name="P1"><text:span text:style-name="T1">Hardware mediators</text:span></text:p>
                <text:p text:style-name="P1"/>
                <text:p text:style-name="P1"/>
                <text:p text:style-name="P1"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" draw:text-style-name="P3" draw:layer="layout" svg:width="2.54cm" svg:height="1.355cm" svg:x="8.287cm" svg:y="20.743cm">
                <text:p text:style-name="P2"><text:span text:style-name="T2">ATMega1281</text:span></text:p>
                <text:p text:style-name="P2"><text:span text:style-name="T2">Machin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" draw:text-style-name="P3" draw:layer="layout" svg:width="2.54cm" svg:height="1.355cm" svg:x="15.162cm" svg:y="20.743cm">
                <text:p text:style-name="P2"><text:span text:style-name="T2">AT86RF230</text:span></text:p>
                <text:p text:style-name="P2"><text:span text:style-name="T2">Radio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" draw:text-style-name="P3" draw:layer="layout" svg:width="2.54cm" svg:height="1.355cm" svg:x="11.652cm" svg:y="20.743cm">
                <text:p text:style-name="P2"><text:span text:style-name="T2">AVR-8 CPU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2" draw:text-style-name="P7" draw:layer="layout" svg:width="3.117cm" svg:height="2.099cm" svg:x="18.532cm" svg:y="20.008cm">
                  <text:p text:style-name="P1"><text:span text:style-name="T2">Sensors</text:span></text:p>
                  <text:p text:style-name="P1"><text:span text:style-name="T4"/></text:p>
                  <text:p text:style-name="P1"><text:span text:style-name="T4"/></text:p>
                  <text:p text:style-name="P1"><text:span text:style-name="T4"/></text:p>
                  <text:p text:style-name="P1"><text:span text:style-name="T4"/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7" draw:text-style-name="P3" draw:layer="layout" svg:width="2.54cm" svg:height="0.635cm" svg:x="18.799cm" svg:y="20.578cm">
                  <text:p text:style-name="P2"><text:span text:style-name="T2">Temperature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7" draw:text-style-name="P3" draw:layer="layout" svg:width="2.54cm" svg:height="0.635cm" svg:x="18.799cm" svg:y="21.379cm">
                  <text:p text:style-name="P2"><text:span text:style-name="T2">Humidity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  <draw:g draw:id="id5">
              <draw:custom-shape draw:style-name="gr6" draw:text-style-name="P1" draw:layer="layout" svg:width="14.376cm" svg:height="2.515cm" svg:x="7.709cm" svg:y="16.298cm">
                <text:p text:style-name="P1"><text:span text:style-name="T1"/></text:p>
                <text:p text:style-name="P1"><text:span text:style-name="T1">System abstractions</text:span></text:p>
                <text:p text:style-name="P1"/>
                <text:p text:style-name="P1"/>
                <text:p text:style-name="P1"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" draw:text-style-name="P3" draw:layer="layout" svg:width="2.54cm" svg:height="1.355cm" svg:x="10.987cm" svg:y="17.331cm">
                <text:p text:style-name="P2"><text:span text:style-name="T2">Memory</text:span></text:p>
                <text:p text:style-name="P2"><text:span text:style-name="T2">management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" draw:text-style-name="P3" draw:layer="layout" svg:width="2.37cm" svg:height="1.046cm" svg:x="8.299cm" svg:y="17.64cm">
                <text:p text:style-name="P2"><text:span text:style-name="T2">Scheduler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" draw:text-style-name="P3" draw:layer="layout" svg:width="2.54cm" svg:height="1.355cm" svg:x="13.862cm" svg:y="17.331cm">
                <text:p text:style-name="P2"><text:span text:style-name="T2">Power</text:span></text:p>
                <text:p text:style-name="P2"><text:span text:style-name="T2">management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" draw:text-style-name="P3" draw:layer="layout" svg:width="2.37cm" svg:height="1.046cm" svg:x="8.299cm" svg:y="16.463cm">
                <text:p text:style-name="P2"><text:span text:style-name="T2">Thread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" draw:text-style-name="P3" draw:layer="layout" svg:width="2.37cm" svg:height="1.046cm" svg:x="16.707cm" svg:y="17.64cm">
                <text:p text:style-name="P2"><text:span text:style-name="T2">Display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2" draw:text-style-name="P7" draw:layer="layout" svg:width="2.37cm" svg:height="2.005cm" svg:x="19.347cm" svg:y="16.681cm">
                  <text:p text:style-name="P1"><text:span text:style-name="T2">Network</text:span></text:p>
                  <text:p text:style-name="P1"><text:span text:style-name="T4"/></text:p>
                  <text:p text:style-name="P1"><text:span text:style-name="T4"/></text:p>
                  <text:p text:style-name="P1"><text:span text:style-name="T4"/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3" draw:layer="layout" svg:width="1.905cm" svg:height="1.27cm" svg:x="19.612cm" svg:y="17.316cm">
                  <text:p text:style-name="P2"><text:span text:style-name="T2">C-MAC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  <draw:connector draw:style-name="gr9" draw:text-style-name="P1" draw:layer="layout" svg:x1="14.897cm" svg:y1="18.813cm" svg:x2="14.897cm" svg:y2="19.773cm" draw:start-shape="id5" draw:end-shape="id6" draw:end-glue-point="0" svg:d="m14897 18813v960">
              <text:p/>
            </draw:connector>
          </draw:g>
          <draw:connector draw:style-name="gr9" draw:text-style-name="P1" draw:layer="layout" svg:x1="19.738cm" svg:y1="23.66cm" svg:x2="19.737cm" svg:y2="22.518cm" svg:d="m19738 23660v-571h-1v-571">
            <text:p/>
          </draw:connector>
          <draw:line draw:style-name="gr10" draw:text-style-name="P1" draw:layer="layout" svg:x1="6.309cm" svg:y1="23.103cm" svg:x2="23.225cm" svg:y2="23.103cm">
            <text:p/>
          </draw:line>
          <draw:frame draw:style-name="gr11" draw:text-style-name="P9" draw:layer="layout" svg:width="1.671cm" svg:height="0.885cm" svg:x="6.034cm" svg:y="22.333cm">
            <draw:text-box>
              <text:p text:style-name="P8"><text:span text:style-name="T1">SW</text:span></text:p>
            </draw:text-box>
          </draw:frame>
          <draw:frame draw:style-name="gr11" draw:text-style-name="P9" draw:layer="layout" svg:width="1.671cm" svg:height="0.885cm" svg:x="6.035cm" svg:y="23.133cm">
            <draw:text-box>
              <text:p text:style-name="P8"><text:span text:style-name="T1">HW</text:span></text:p>
            </draw:text-box>
          </draw:frame>
          <draw:custom-shape draw:style-name="gr1" draw:text-style-name="P4" draw:id="id7" draw:layer="layout" svg:width="15.875cm" svg:height="0.914cm" svg:x="6.709cm" svg:y="14.335cm">
            <text:p text:style-name="P4"><text:span text:style-name="T1">Applica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1" draw:layer="layout" svg:x1="12.627cm" svg:y1="23.661cm" svg:x2="12.626cm" svg:y2="22.519cm" svg:d="m12627 23661v-571h-1v-571">
            <text:p/>
          </draw:connector>
          <draw:connector draw:style-name="gr9" draw:text-style-name="P1" draw:layer="layout" svg:x1="14.646cm" svg:y1="15.249cm" svg:x2="14.646cm" svg:y2="16.098cm" draw:start-shape="id7" draw:start-glue-point="2" draw:end-shape="id8" draw:end-glue-point="0" svg:d="m14646 15249v849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11T18:07:33</meta:creation-date>
    <dc:date>2010-08-13T18:48:40</dc:date>
    <meta:editing-duration>PT18H29M09S</meta:editing-duration>
    <meta:editing-cycles>25</meta:editing-cycles>
    <meta:generator>OpenOffice.org/3.0$Linux OpenOffice.org_project/300m15$Build-9379</meta:generator>
    <meta:document-statistic meta:object-count="41"/>
    <meta:user-defined meta:name="Info 1"/>
    <meta:user-defined meta:name="Info 2"/>
    <meta:user-defined meta:name="Info 3"/>
    <meta:user-defined meta:name="Info 4"/>
  </office:meta>
</office:document-meta>
</file>